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100002010000012C0000012C1E1C967E.png" manifest:media-type="image/png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3.43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stroke="none" draw:fill="none" fo:min-height="0.35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vg:stroke-color="#000000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width="0.035cm" draw:stroke-linejoin="miter" draw:fill="solid" draw:fill-color="#ffffff"/>
    </style:style>
    <style:style style:name="gr12" style:family="graphic" style:parent-style-name="standard">
      <style:graphic-properties draw:stroke="none" svg:stroke-width="0.035cm" draw:stroke-linejoin="miter" draw:fill="solid" draw:fill-color="#000000"/>
    </style:style>
    <style:style style:name="co1" style:family="table-column">
      <style:table-column-properties style:column-width="1.666cm" style:use-optimal-column-width="false"/>
    </style:style>
    <style:style style:name="co2" style:family="table-column">
      <style:table-column-properties style:column-width="2.346cm" style:use-optimal-column-width="false"/>
    </style:style>
    <style:style style:name="co3" style:family="table-column">
      <style:table-column-properties style:column-width="1.091cm" style:use-optimal-column-width="false"/>
    </style:style>
    <style:style style:name="co4" style:family="table-column">
      <style:table-column-properties style:column-width="2.37cm" style:use-optimal-column-width="false"/>
    </style:style>
    <style:style style:name="co5" style:family="table-column">
      <style:table-column-properties style:column-width="1.03cm" style:use-optimal-column-width="false"/>
    </style:style>
    <style:style style:name="co6" style:family="table-column">
      <style:table-column-properties style:column-width="2.197cm" style:use-optimal-column-width="false"/>
    </style:style>
    <style:style style:name="co7" style:family="table-column">
      <style:table-column-properties style:column-width="1.271cm" style:use-optimal-column-width="false"/>
    </style:style>
    <style:style style:name="co8" style:family="table-column">
      <style:table-column-properties style:column-width="0.97cm" style:use-optimal-column-width="false"/>
    </style:style>
    <style:style style:name="co9" style:family="table-column">
      <style:table-column-properties style:column-width="0.944cm" style:use-optimal-column-width="false"/>
    </style:style>
    <style:style style:name="co10" style:family="table-column">
      <style:table-column-properties style:column-width="0.92cm" style:use-optimal-column-width="false"/>
    </style:style>
    <style:style style:name="co11" style:family="table-column">
      <style:table-column-properties style:column-width="0.828cm" style:use-optimal-column-width="false"/>
    </style:style>
    <style:style style:name="ro1" style:family="table-row">
      <style:table-row-properties style:row-height="0.693cm"/>
    </style:style>
    <style:style style:name="ro2" style:family="table-row">
      <style:table-row-properties style:row-height="0.735cm"/>
    </style:style>
    <style:style style:name="ro3" style:family="table-row">
      <style:table-row-properties style:row-height="0.729cm"/>
    </style:style>
    <style:style style:name="ro4" style:family="table-row">
      <style:table-row-properties style:row-height="0.718cm"/>
    </style:style>
    <style:style style:name="ro5" style:family="table-row">
      <style:table-row-properties style:row-height="0.731cm"/>
    </style:style>
    <style:style style:name="ro6" style:family="table-row">
      <style:table-row-properties style:row-height="0.98cm"/>
    </style:style>
    <style:style style:name="ro7" style:family="table-row">
      <style:table-row-properties style:row-height="0.901cm"/>
    </style:style>
    <style:style style:name="ro8" style:family="table-row">
      <style:table-row-properties style:row-height="0.756cm"/>
    </style:style>
    <style:style style:name="ro9" style:family="table-row">
      <style:table-row-properties style:row-height="0.777cm"/>
    </style:style>
    <style:style style:name="ro10" style:family="table-row">
      <style:table-row-properties style:row-height="0.583cm"/>
    </style:style>
    <style:style style:name="ro11" style:family="table-row">
      <style:table-row-properties style:row-height="0.6cm"/>
    </style:style>
    <style:style style:name="ro12" style:family="table-row">
      <style:table-row-properties style:row-height="0.721cm"/>
    </style:style>
    <style:style style:name="ro13" style:family="table-row">
      <style:table-row-properties style:row-height="0.663cm"/>
    </style:style>
    <style:style style:name="ro14" style:family="table-row">
      <style:table-row-properties style:row-height="0.69cm"/>
    </style:style>
    <style:style style:name="ro15" style:family="table-row">
      <style:table-row-properties style:row-height="0.754cm"/>
    </style:style>
    <style:style style:name="ce1" style:family="table-cell">
      <style:graphic-properties style:repeat="repeat"/>
      <style:paragraph-properties fo:text-align="start" fo:border-left="0.03pt solid #ffffff" fo:border-right="0.03pt solid #ffffff" fo:border-top="0.03pt solid #ffffff" fo:border-bottom="none"/>
      <style:text-properties fo:font-size="9pt" style:font-size-asian="9pt" style:font-size-complex="9pt"/>
    </style:style>
    <style:style style:name="ce2" style:family="table-cell">
      <style:graphic-properties style:repeat="repeat"/>
      <style:paragraph-properties fo:text-align="start"/>
      <style:text-properties fo:font-size="11pt" style:font-size-asian="11pt" style:font-size-complex="11pt"/>
    </style:style>
    <style:style style:name="ce3" style:family="table-cell">
      <style:graphic-properties style:repeat="repeat"/>
      <style:text-properties fo:font-size="11pt" style:font-size-asian="11pt" style:font-size-complex="11pt"/>
    </style:style>
    <style:style style:name="ce4" style:family="table-cell">
      <style:graphic-properties draw:fill="solid" draw:fill-color="#eeeeee" style:repeat="repeat"/>
      <style:text-properties style:font-name="Liberation Sans" fo:font-size="11pt" style:letter-kerning="true" style:font-name-asian="SimSun" style:font-size-asian="11pt" style:font-name-complex="Lucida Sans" style:font-size-complex="11pt"/>
    </style:style>
    <style:style style:name="ce5" style:family="table-cell">
      <style:graphic-properties style:repeat="repeat"/>
      <style:text-properties style:font-name="Liberation Sans" fo:font-size="11pt" style:letter-kerning="true" style:font-name-asian="SimSun" style:font-size-asian="11pt" style:font-name-complex="Lucida Sans" style:font-size-complex="11pt"/>
    </style:style>
    <style:style style:name="ce6" style:family="table-cell">
      <style:graphic-properties style:repeat="repeat"/>
      <style:text-properties fo:font-size="6pt" style:font-size-asian="6pt" style:font-size-complex="6pt"/>
    </style:style>
    <style:style style:name="ce7" style:family="table-cell">
      <style:graphic-properties style:repeat="repeat"/>
      <style:text-properties fo:font-size="8pt" style:font-size-asian="8pt" style:font-size-complex="8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1pt" style:font-size-asian="11pt" style:font-size-complex="11pt"/>
    </style:style>
    <style:style style:name="P7" style:family="paragraph">
      <style:text-properties fo:font-size="12pt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10pt"/>
    </style:style>
    <style:style style:name="P10" style:family="paragraph">
      <style:text-properties fo:font-size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iberation Sans" fo:font-size="11pt" style:letter-kerning="true" style:font-name-asian="SimSun" style:font-size-asian="11pt" style:font-name-complex="Lucida Sans" style:font-size-complex="11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9cm" svg:height="4.452cm" draw:transform="skewX (-0.0188495559215388) rotate (-0.0188495559215387) translate (2.201cm 4.055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standard" draw:layer="layout" svg:width="4.011cm" svg:height="2.891cm" svg:x="2.687cm" svg:y="5.308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2"><text:span text:style-name="T1">angry</text:span></text:p>
                </table:table-cell>
                <table:table-cell>
                  <text:p text:style-name="P2"><text:span text:style-name="T1">ang,fear</text:span></text:p>
                </table:table-cell>
              </table:table-row>
              <table:table-row table:style-name="ro2" table:default-cell-style-name="ce2">
                <table:table-cell>
                  <text:p text:style-name="P2"><text:span text:style-name="T1">happy</text:span></text:p>
                </table:table-cell>
                <table:table-cell>
                  <text:p text:style-name="P2"><text:span text:style-name="T1">joy,trust</text:span></text:p>
                </table:table-cell>
              </table:table-row>
              <table:table-row table:style-name="ro2" table:default-cell-style-name="ce2">
                <table:table-cell>
                  <text:p text:style-name="P2"><text:span text:style-name="T1">good</text:span></text:p>
                </table:table-cell>
                <table:table-cell>
                  <text:p text:style-name="P2"><text:span text:style-name="T1">joy,trust</text:span></text:p>
                </table:table-cell>
              </table:table-row>
              <table:table-row table:style-name="ro3" table:default-cell-style-name="ce2">
                <table:table-cell>
                  <text:p text:style-name="P2"><text:span text:style-name="T1">upset</text:span></text:p>
                </table:table-cell>
                <table:table-cell>
                  <text:p text:style-name="P2"><text:span text:style-name="T1">ang,sad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2" draw:text-style-name="P3" draw:layer="layout" svg:width="2.217cm" svg:height="0.721cm" svg:x="3.584cm" svg:y="4.279cm">
            <draw:text-box>
              <text:p><text:span text:style-name="T2">NRC Lex</text:span></text:p>
            </draw:text-box>
          </draw:frame>
        </draw:g>
        <draw:g>
          <draw:custom-shape draw:style-name="gr1" draw:text-style-name="P1" draw:layer="layout" svg:width="3.8cm" svg:height="3.357cm" svg:x="2.1cm" svg:y="12.94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standard" draw:layer="layout" svg:width="3.46cm" svg:height="1.448cm" svg:x="2.299cm" svg:y="14.296cm">
            <table:table table:template-name="default" table:use-first-row-styles="true" table:use-banding-rows-styles="true">
              <table:table-column table:style-name="co3"/>
              <table:table-column table:style-name="co4"/>
              <table:table-row table:style-name="ro4" table:default-cell-style-name="ce2">
                <table:table-cell>
                  <text:p text:style-name="P2"><text:span text:style-name="T1">lol</text:span></text:p>
                </table:table-cell>
                <table:table-cell>
                  <text:p text:style-name="P2"><text:span text:style-name="T1">joy,trust</text:span></text:p>
                </table:table-cell>
              </table:table-row>
              <table:table-row table:style-name="ro5" table:default-cell-style-name="ce2">
                <table:table-cell>
                  <text:p text:style-name="P2"><text:span text:style-name="T1">grr</text:span></text:p>
                </table:table-cell>
                <table:table-cell>
                  <text:p text:style-name="P2"><text:span text:style-name="T1">ang,fear</text:span></text:p>
                </table:table-cell>
              </table:table-row>
            </table:table>
            <draw:image xlink:href="Pictures/TablePreview2.svm" xlink:type="simple" xlink:show="embed" xlink:actuate="onLoad"/>
          </draw:frame>
        </draw:g>
        <draw:frame draw:style-name="gr3" draw:text-style-name="P3" draw:layer="layout" svg:width="3.933cm" svg:height="0.817cm" svg:x="2.467cm" svg:y="13.083cm">
          <draw:text-box>
            <text:p><text:span text:style-name="T2">Expanded lex</text:span></text:p>
          </draw:text-box>
        </draw:frame>
        <draw:line draw:style-name="gr4" draw:text-style-name="P1" draw:layer="layout" svg:x1="4.4cm" svg:y1="11.7cm" svg:x2="4.4cm" svg:y2="12.8cm">
          <text:p/>
        </draw:line>
        <draw:line draw:style-name="gr4" draw:text-style-name="P1" draw:layer="layout" svg:x1="4.5cm" svg:y1="8.8cm" svg:x2="4.5cm" svg:y2="9.8cm">
          <text:p/>
        </draw:line>
        <draw:line draw:style-name="gr4" draw:text-style-name="P1" draw:layer="layout" svg:x1="6.9cm" svg:y1="11cm" svg:x2="5.8cm" svg:y2="11cm">
          <text:p/>
        </draw:line>
        <draw:g>
          <draw:custom-shape draw:style-name="gr5" draw:text-style-name="P1" draw:layer="layout" svg:width="3.702cm" svg:height="4.402cm" draw:transform="rotate (0.00244346095279206) translate (8.6cm 2.898cm)">
            <text:p text:style-name="P1"/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standard" draw:layer="layout" svg:width="3.226cm" svg:height="3.392cm" svg:x="8.821cm" svg:y="3.694cm">
            <table:table table:template-name="default" table:use-first-row-styles="true" table:use-banding-rows-styles="true">
              <table:table-column table:style-name="co5"/>
              <table:table-column table:style-name="co6"/>
              <table:table-row table:style-name="ro6">
                <table:table-cell table:style-name="ce3">
                  <text:p><text:span text:style-name="T3">t1</text:span></text:p>
                </table:table-cell>
                <table:table-cell table:style-name="ce4">
                  <text:p><text:span text:style-name="T3">lol happy</text:span></text:p>
                </table:table-cell>
              </table:table-row>
              <table:table-row table:style-name="ro7">
                <table:table-cell table:style-name="ce3">
                  <text:p><text:span text:style-name="T3">t2</text:span></text:p>
                </table:table-cell>
                <table:table-cell table:style-name="ce5">
                  <text:p><text:span text:style-name="T3">lol good</text:span></text:p>
                </table:table-cell>
              </table:table-row>
              <table:table-row table:style-name="ro8">
                <table:table-cell table:style-name="ce3">
                  <text:p><text:span text:style-name="T3">t3</text:span></text:p>
                </table:table-cell>
                <table:table-cell table:style-name="ce5">
                  <text:p><text:span text:style-name="T3">grr angry</text:span></text:p>
                </table:table-cell>
              </table:table-row>
              <table:table-row table:style-name="ro8">
                <table:table-cell table:style-name="ce3">
                  <text:p><text:span text:style-name="T3">t4</text:span></text:p>
                </table:table-cell>
                <table:table-cell table:style-name="ce5">
                  <text:p><text:span text:style-name="T3">grr upset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gr6" draw:text-style-name="P4" draw:layer="layout" svg:width="2.581cm" svg:height="0.721cm" svg:x="9.1cm" svg:y="3cm">
            <draw:text-box>
              <text:p text:style-name="P1"><text:span text:style-name="T2">Tweets</text:span></text:p>
            </draw:text-box>
          </draw:frame>
        </draw:g>
        <draw:g>
          <draw:custom-shape draw:style-name="gr7" draw:text-style-name="P1" draw:layer="layout" svg:width="6.2cm" svg:height="5.8cm" svg:x="7.3cm" svg:y="9.4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5.76cm" svg:height="4.787cm" svg:x="7.514cm" svg:y="10.21cm">
            <table:table table:template-name="default" table:use-first-row-styles="true" table:use-banding-rows-styles="true">
              <table:table-column table:style-name="co7"/>
              <table:table-column table:style-name="co8"/>
              <table:table-column table:style-name="co9"/>
              <table:table-column table:style-name="co10"/>
              <table:table-column table:style-name="co11"/>
              <table:table-column table:style-name="co11"/>
              <table:table-row table:style-name="ro9" table:default-cell-style-name="ce6">
                <table:table-cell/>
                <table:table-cell>
                  <text:p><text:span text:style-name="T4">f1</text:span></text:p>
                </table:table-cell>
                <table:table-cell table:style-name="ce7">
                  <text:p><text:span text:style-name="T4">f2</text:span></text:p>
                </table:table-cell>
                <table:table-cell>
                  <text:p><text:span text:style-name="T4">f3</text:span></text:p>
                </table:table-cell>
                <table:table-cell>
                  <text:p><text:span text:style-name="T4">f4</text:span></text:p>
                </table:table-cell>
                <table:table-cell>
                  <text:p><text:span text:style-name="T4">f5</text:span></text:p>
                </table:table-cell>
              </table:table-row>
              <table:table-row table:style-name="ro10" table:default-cell-style-name="ce7">
                <table:table-cell>
                  <text:p><text:span text:style-name="T4">angry</text:span></text:p>
                </table:table-cell>
                <table:table-cell>
                  <text:p><text:span text:style-name="T4">1</text:span></text:p>
                </table:table-cell>
                <table:table-cell>
                  <text:p><text:span text:style-name="T4">0</text:span></text:p>
                </table:table-cell>
                <table:table-cell>
                  <text:p><text:span text:style-name="T4">0</text:span></text:p>
                </table:table-cell>
                <table:table-cell>
                  <text:p><text:span text:style-name="T4">1</text:span></text:p>
                </table:table-cell>
                <table:table-cell>
                  <text:p><text:span text:style-name="T4">0</text:span></text:p>
                </table:table-cell>
              </table:table-row>
              <table:table-row table:style-name="ro11" table:default-cell-style-name="ce7">
                <table:table-cell>
                  <text:p><text:span text:style-name="T4">happy</text:span></text:p>
                </table:table-cell>
                <table:table-cell>
                  <text:p><text:span text:style-name="T4">0</text:span></text:p>
                </table:table-cell>
                <table:table-cell>
                  <text:p><text:span text:style-name="T4">0</text:span></text:p>
                </table:table-cell>
                <table:table-cell>
                  <text:p><text:span text:style-name="T4">1</text:span></text:p>
                </table:table-cell>
                <table:table-cell>
                  <text:p><text:span text:style-name="T4">0</text:span></text:p>
                </table:table-cell>
                <table:table-cell>
                  <text:p><text:span text:style-name="T4">1</text:span></text:p>
                </table:table-cell>
              </table:table-row>
              <table:table-row table:style-name="ro12" table:default-cell-style-name="ce7">
                <table:table-cell>
                  <text:p><text:span text:style-name="T4">good</text:span></text:p>
                </table:table-cell>
                <table:table-cell>
                  <text:p><text:span text:style-name="T4">0</text:span></text:p>
                </table:table-cell>
                <table:table-cell>
                  <text:p><text:span text:style-name="T4">0</text:span></text:p>
                </table:table-cell>
                <table:table-cell>
                  <text:p><text:span text:style-name="T4">1</text:span></text:p>
                </table:table-cell>
                <table:table-cell>
                  <text:p><text:span text:style-name="T4">0</text:span></text:p>
                </table:table-cell>
                <table:table-cell>
                  <text:p><text:span text:style-name="T4">1</text:span></text:p>
                </table:table-cell>
              </table:table-row>
              <table:table-row table:style-name="ro13" table:default-cell-style-name="ce7">
                <table:table-cell>
                  <text:p><text:span text:style-name="T4">grr</text:span></text:p>
                </table:table-cell>
                <table:table-cell>
                  <text:p><text:span text:style-name="T4">0.5</text:span></text:p>
                </table:table-cell>
                <table:table-cell>
                  <text:p><text:span text:style-name="T4">0</text:span></text:p>
                </table:table-cell>
                <table:table-cell>
                  <text:p><text:span text:style-name="T4">0</text:span></text:p>
                </table:table-cell>
                <table:table-cell>
                  <text:p><text:span text:style-name="T4">1</text:span></text:p>
                </table:table-cell>
                <table:table-cell>
                  <text:p><text:span text:style-name="T4">0</text:span></text:p>
                </table:table-cell>
              </table:table-row>
              <table:table-row table:style-name="ro14" table:default-cell-style-name="ce7">
                <table:table-cell>
                  <text:p><text:span text:style-name="T4">lol</text:span></text:p>
                </table:table-cell>
                <table:table-cell>
                  <text:p><text:span text:style-name="T4">0</text:span></text:p>
                </table:table-cell>
                <table:table-cell>
                  <text:p><text:span text:style-name="T4">0.5</text:span></text:p>
                </table:table-cell>
                <table:table-cell>
                  <text:p><text:span text:style-name="T4">0.5</text:span></text:p>
                </table:table-cell>
                <table:table-cell>
                  <text:p><text:span text:style-name="T4">0</text:span></text:p>
                </table:table-cell>
                <table:table-cell>
                  <text:p><text:span text:style-name="T4">1</text:span></text:p>
                </table:table-cell>
              </table:table-row>
              <table:table-row table:style-name="ro15" table:default-cell-style-name="ce7">
                <table:table-cell>
                  <text:p><text:span text:style-name="T4">upset</text:span></text:p>
                </table:table-cell>
                <table:table-cell>
                  <text:p><text:span text:style-name="T4">1</text:span></text:p>
                </table:table-cell>
                <table:table-cell>
                  <text:p><text:span text:style-name="T4">0</text:span></text:p>
                </table:table-cell>
                <table:table-cell>
                  <text:p><text:span text:style-name="T4">0</text:span></text:p>
                </table:table-cell>
                <table:table-cell>
                  <text:p><text:span text:style-name="T4">1</text:span></text:p>
                </table:table-cell>
                <table:table-cell>
                  <text:p><text:span text:style-name="T4">0</text:span></text:p>
                </table:table-cell>
              </table:table-row>
            </table:table>
            <draw:image xlink:href="Pictures/TablePreview4.svm" xlink:type="simple" xlink:show="embed" xlink:actuate="onLoad"/>
          </draw:frame>
          <draw:frame draw:style-name="gr8" draw:text-style-name="P5" draw:layer="layout" svg:width="3.3cm" svg:height="0.645cm" svg:x="9.1cm" svg:y="9.5cm">
            <draw:text-box>
              <text:p text:style-name="P1"><text:span text:style-name="T5">Words features</text:span></text:p>
            </draw:text-box>
          </draw:frame>
        </draw:g>
        <draw:line draw:style-name="gr4" draw:text-style-name="P1" draw:layer="layout" svg:x1="10.523cm" svg:y1="7.553cm" svg:x2="10.5cm" svg:y2="8.9cm">
          <text:p/>
        </draw:line>
        <draw:frame draw:style-name="gr2" draw:text-style-name="P6" draw:layer="layout" svg:width="2.703cm" svg:height="1.115cm" svg:x="0.7cm" svg:y="10.285cm">
          <draw:text-box>
            <text:p><text:span text:style-name="T1">Multi-label</text:span></text:p>
            <text:p><text:span text:style-name="T1">classification</text:span></text:p>
          </draw:text-box>
        </draw:frame>
        <draw:frame draw:style-name="gr9" draw:text-style-name="P1" draw:layer="layout" svg:width="2.8cm" svg:height="2.962cm" svg:x="3cm" svg:y="9.5cm">
          <draw:image xlink:href="Pictures/100002010000012C0000012C1E1C967E.png" xlink:type="simple" xlink:show="embed" xlink:actuate="onLoad">
            <text:p/>
          </draw:image>
        </draw:frame>
      </draw:page>
      <draw:page draw:name="page2" draw:style-name="dp1" draw:master-page-name="Default">
        <draw:custom-shape draw:style-name="gr10" draw:text-style-name="P1" draw:layer="Layout" svg:width="6.2cm" svg:height="5.9cm" svg:x="6.1cm" svg:y="10.7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4.9cm" svg:height="4.452cm" draw:transform="skewX (-0.0188495559215388) rotate (-0.0188495559215387) translate (2.401cm 3.855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standard" draw:layer="layout" svg:width="4.011cm" svg:height="2.891cm" svg:x="2.887cm" svg:y="5.108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2"><text:span text:style-name="T1">angry</text:span></text:p>
                </table:table-cell>
                <table:table-cell>
                  <text:p text:style-name="P2"><text:span text:style-name="T1">ang,fear</text:span></text:p>
                </table:table-cell>
              </table:table-row>
              <table:table-row table:style-name="ro2" table:default-cell-style-name="ce2">
                <table:table-cell>
                  <text:p text:style-name="P2"><text:span text:style-name="T1">happy</text:span></text:p>
                </table:table-cell>
                <table:table-cell>
                  <text:p text:style-name="P2"><text:span text:style-name="T1">joy,trust</text:span></text:p>
                </table:table-cell>
              </table:table-row>
              <table:table-row table:style-name="ro2" table:default-cell-style-name="ce2">
                <table:table-cell>
                  <text:p text:style-name="P2"><text:span text:style-name="T1">good</text:span></text:p>
                </table:table-cell>
                <table:table-cell>
                  <text:p text:style-name="P2"><text:span text:style-name="T1">joy,trust</text:span></text:p>
                </table:table-cell>
              </table:table-row>
              <table:table-row table:style-name="ro3" table:default-cell-style-name="ce2">
                <table:table-cell>
                  <text:p text:style-name="P2"><text:span text:style-name="T1">upset</text:span></text:p>
                </table:table-cell>
                <table:table-cell>
                  <text:p text:style-name="P2"><text:span text:style-name="T1">ang,sad</text:span></text:p>
                </table:table-cell>
              </table:table-row>
            </table:table>
            <draw:image xlink:href="Pictures/TablePreview5.svm" xlink:type="simple" xlink:show="embed" xlink:actuate="onLoad"/>
          </draw:frame>
          <draw:frame draw:style-name="gr2" draw:text-style-name="P3" draw:layer="layout" svg:width="2.217cm" svg:height="0.721cm" svg:x="3.784cm" svg:y="4.079cm">
            <draw:text-box>
              <text:p><text:span text:style-name="T2">NRC Lex</text:span></text:p>
            </draw:text-box>
          </draw:frame>
        </draw:g>
        <draw:g>
          <draw:custom-shape draw:style-name="gr1" draw:text-style-name="P1" draw:layer="layout" svg:width="3.8cm" svg:height="3.357cm" svg:x="1.8cm" svg:y="19.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standard" draw:layer="layout" svg:width="3.46cm" svg:height="1.448cm" svg:x="1.999cm" svg:y="20.653cm">
            <table:table table:template-name="default" table:use-first-row-styles="true" table:use-banding-rows-styles="true">
              <table:table-column table:style-name="co3"/>
              <table:table-column table:style-name="co4"/>
              <table:table-row table:style-name="ro4" table:default-cell-style-name="ce2">
                <table:table-cell>
                  <text:p text:style-name="P2"><text:span text:style-name="T1">lol</text:span></text:p>
                </table:table-cell>
                <table:table-cell>
                  <text:p text:style-name="P2"><text:span text:style-name="T1">joy,trust</text:span></text:p>
                </table:table-cell>
              </table:table-row>
              <table:table-row table:style-name="ro5" table:default-cell-style-name="ce2">
                <table:table-cell>
                  <text:p text:style-name="P2"><text:span text:style-name="T1">grr</text:span></text:p>
                </table:table-cell>
                <table:table-cell>
                  <text:p text:style-name="P2"><text:span text:style-name="T1">ang,fear</text:span></text:p>
                </table:table-cell>
              </table:table-row>
            </table:table>
            <draw:image xlink:href="Pictures/TablePreview6.svm" xlink:type="simple" xlink:show="embed" xlink:actuate="onLoad"/>
          </draw:frame>
        </draw:g>
        <draw:frame draw:style-name="gr3" draw:text-style-name="P3" draw:layer="layout" svg:width="3.933cm" svg:height="0.817cm" svg:x="2.267cm" svg:y="19.383cm">
          <draw:text-box>
            <text:p text:style-name="P7"><text:span text:style-name="T2">Expanded lex</text:span></text:p>
          </draw:text-box>
        </draw:frame>
        <draw:line draw:style-name="gr4" draw:text-style-name="P1" draw:layer="layout" svg:x1="3.7cm" svg:y1="18.2cm" svg:x2="3.7cm" svg:y2="19.3cm">
          <text:p/>
        </draw:line>
        <draw:line draw:style-name="gr4" draw:text-style-name="P1" draw:layer="layout" svg:x1="3.5cm" svg:y1="9.2cm" svg:x2="3.5cm" svg:y2="10.2cm">
          <text:p/>
        </draw:line>
        <draw:line draw:style-name="gr4" draw:text-style-name="P1" draw:layer="layout" svg:x1="6.2cm" svg:y1="17.3cm" svg:x2="5.1cm" svg:y2="17.3cm">
          <text:p/>
        </draw:line>
        <draw:g>
          <draw:custom-shape draw:style-name="gr5" draw:text-style-name="P1" draw:layer="layout" svg:width="3.702cm" svg:height="4.402cm" draw:transform="rotate (0.00244346095279206) translate (8.6cm 2.898cm)">
            <text:p text:style-name="P1"/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standard" draw:layer="layout" svg:width="3.226cm" svg:height="3.392cm" svg:x="8.821cm" svg:y="3.694cm">
            <table:table table:template-name="default" table:use-first-row-styles="true" table:use-banding-rows-styles="true">
              <table:table-column table:style-name="co5"/>
              <table:table-column table:style-name="co6"/>
              <table:table-row table:style-name="ro6">
                <table:table-cell table:style-name="ce3">
                  <text:p><text:span text:style-name="T3">t1</text:span></text:p>
                </table:table-cell>
                <table:table-cell table:style-name="ce4">
                  <text:p><text:span text:style-name="T3">lol happy</text:span></text:p>
                </table:table-cell>
              </table:table-row>
              <table:table-row table:style-name="ro7">
                <table:table-cell table:style-name="ce3">
                  <text:p><text:span text:style-name="T3">t2</text:span></text:p>
                </table:table-cell>
                <table:table-cell table:style-name="ce5">
                  <text:p><text:span text:style-name="T3">lol good</text:span></text:p>
                </table:table-cell>
              </table:table-row>
              <table:table-row table:style-name="ro8">
                <table:table-cell table:style-name="ce3">
                  <text:p><text:span text:style-name="T3">t3</text:span></text:p>
                </table:table-cell>
                <table:table-cell table:style-name="ce5">
                  <text:p><text:span text:style-name="T3">grr angry</text:span></text:p>
                </table:table-cell>
              </table:table-row>
              <table:table-row table:style-name="ro8">
                <table:table-cell table:style-name="ce3">
                  <text:p><text:span text:style-name="T3">t4</text:span></text:p>
                </table:table-cell>
                <table:table-cell table:style-name="ce5">
                  <text:p><text:span text:style-name="T3">grr upset</text:span></text:p>
                </table:table-cell>
              </table:table-row>
            </table:table>
            <draw:image xlink:href="Pictures/TablePreview7.svm" xlink:type="simple" xlink:show="embed" xlink:actuate="onLoad"/>
          </draw:frame>
          <draw:frame draw:style-name="gr6" draw:text-style-name="P4" draw:layer="layout" svg:width="2.581cm" svg:height="0.721cm" svg:x="9.1cm" svg:y="3cm">
            <draw:text-box>
              <text:p text:style-name="P1"><text:span text:style-name="T2">Tweets</text:span></text:p>
            </draw:text-box>
          </draw:frame>
        </draw:g>
        <draw:frame draw:style-name="standard" draw:layer="layout" svg:width="5.76cm" svg:height="4.982cm" svg:x="6.314cm" svg:y="11.5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1"/>
            <table:table-row table:style-name="ro9" table:default-cell-style-name="ce6">
              <table:table-cell/>
              <table:table-cell>
                <text:p text:style-name="P8"><text:span text:style-name="T4">f1</text:span></text:p>
              </table:table-cell>
              <table:table-cell table:style-name="ce7">
                <text:p text:style-name="P8"><text:span text:style-name="T4">f2</text:span></text:p>
              </table:table-cell>
              <table:table-cell>
                <text:p text:style-name="P8"><text:span text:style-name="T4">f3</text:span></text:p>
              </table:table-cell>
              <table:table-cell>
                <text:p text:style-name="P8"><text:span text:style-name="T4">f4</text:span></text:p>
              </table:table-cell>
              <table:table-cell>
                <text:p text:style-name="P8"><text:span text:style-name="T4">f5</text:span></text:p>
              </table:table-cell>
            </table:table-row>
            <table:table-row table:style-name="ro10" table:default-cell-style-name="ce7">
              <table:table-cell>
                <text:p text:style-name="P8"><text:span text:style-name="T4">angry</text:span></text:p>
              </table:table-cell>
              <table:table-cell>
                <text:p text:style-name="P8"><text:span text:style-name="T4">1</text:span></text:p>
              </table:table-cell>
              <table:table-cell>
                <text:p text:style-name="P8"><text:span text:style-name="T4">0</text:span></text:p>
              </table:table-cell>
              <table:table-cell>
                <text:p text:style-name="P8"><text:span text:style-name="T4">0</text:span></text:p>
              </table:table-cell>
              <table:table-cell>
                <text:p text:style-name="P8"><text:span text:style-name="T4">1</text:span></text:p>
              </table:table-cell>
              <table:table-cell>
                <text:p text:style-name="P8"><text:span text:style-name="T4">0</text:span></text:p>
              </table:table-cell>
            </table:table-row>
            <table:table-row table:style-name="ro11" table:default-cell-style-name="ce7">
              <table:table-cell>
                <text:p text:style-name="P8"><text:span text:style-name="T4">happy</text:span></text:p>
              </table:table-cell>
              <table:table-cell>
                <text:p text:style-name="P8"><text:span text:style-name="T4">0</text:span></text:p>
              </table:table-cell>
              <table:table-cell>
                <text:p text:style-name="P8"><text:span text:style-name="T4">0</text:span></text:p>
              </table:table-cell>
              <table:table-cell>
                <text:p text:style-name="P8"><text:span text:style-name="T4">1</text:span></text:p>
              </table:table-cell>
              <table:table-cell>
                <text:p text:style-name="P8"><text:span text:style-name="T4">0</text:span></text:p>
              </table:table-cell>
              <table:table-cell>
                <text:p text:style-name="P8"><text:span text:style-name="T4">1</text:span></text:p>
              </table:table-cell>
            </table:table-row>
            <table:table-row table:style-name="ro12" table:default-cell-style-name="ce7">
              <table:table-cell>
                <text:p text:style-name="P8"><text:span text:style-name="T4">good</text:span></text:p>
              </table:table-cell>
              <table:table-cell>
                <text:p text:style-name="P8"><text:span text:style-name="T4">0</text:span></text:p>
              </table:table-cell>
              <table:table-cell>
                <text:p text:style-name="P8"><text:span text:style-name="T4">0</text:span></text:p>
              </table:table-cell>
              <table:table-cell>
                <text:p text:style-name="P8"><text:span text:style-name="T4">1</text:span></text:p>
              </table:table-cell>
              <table:table-cell>
                <text:p text:style-name="P8"><text:span text:style-name="T4">0</text:span></text:p>
              </table:table-cell>
              <table:table-cell>
                <text:p text:style-name="P8"><text:span text:style-name="T4">1</text:span></text:p>
              </table:table-cell>
            </table:table-row>
            <table:table-row table:style-name="ro13" table:default-cell-style-name="ce7">
              <table:table-cell>
                <text:p text:style-name="P8"><text:span text:style-name="T4">grr</text:span></text:p>
              </table:table-cell>
              <table:table-cell>
                <text:p text:style-name="P8"><text:span text:style-name="T4">0.5</text:span></text:p>
              </table:table-cell>
              <table:table-cell>
                <text:p text:style-name="P8"><text:span text:style-name="T4">0</text:span></text:p>
              </table:table-cell>
              <table:table-cell>
                <text:p text:style-name="P8"><text:span text:style-name="T4">0</text:span></text:p>
              </table:table-cell>
              <table:table-cell>
                <text:p text:style-name="P8"><text:span text:style-name="T4">1</text:span></text:p>
              </table:table-cell>
              <table:table-cell>
                <text:p text:style-name="P8"><text:span text:style-name="T4">0</text:span></text:p>
              </table:table-cell>
            </table:table-row>
            <table:table-row table:style-name="ro14" table:default-cell-style-name="ce7">
              <table:table-cell>
                <text:p text:style-name="P8"><text:span text:style-name="T4">lol</text:span></text:p>
              </table:table-cell>
              <table:table-cell>
                <text:p text:style-name="P8"><text:span text:style-name="T4">0</text:span></text:p>
              </table:table-cell>
              <table:table-cell>
                <text:p text:style-name="P8"><text:span text:style-name="T4">0.5</text:span></text:p>
              </table:table-cell>
              <table:table-cell>
                <text:p text:style-name="P8"><text:span text:style-name="T4">0.5</text:span></text:p>
              </table:table-cell>
              <table:table-cell>
                <text:p text:style-name="P8"><text:span text:style-name="T4">0</text:span></text:p>
              </table:table-cell>
              <table:table-cell>
                <text:p text:style-name="P8"><text:span text:style-name="T4">1</text:span></text:p>
              </table:table-cell>
            </table:table-row>
            <table:table-row table:style-name="ro15" table:default-cell-style-name="ce7">
              <table:table-cell>
                <text:p text:style-name="P8"><text:span text:style-name="T4">upset</text:span></text:p>
              </table:table-cell>
              <table:table-cell>
                <text:p text:style-name="P8"><text:span text:style-name="T4">1</text:span></text:p>
              </table:table-cell>
              <table:table-cell>
                <text:p text:style-name="P8"><text:span text:style-name="T4">0</text:span></text:p>
              </table:table-cell>
              <table:table-cell>
                <text:p text:style-name="P8"><text:span text:style-name="T4">0</text:span></text:p>
              </table:table-cell>
              <table:table-cell>
                <text:p text:style-name="P8"><text:span text:style-name="T4">1</text:span></text:p>
              </table:table-cell>
              <table:table-cell>
                <text:p text:style-name="P8"><text:span text:style-name="T4">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8" draw:text-style-name="P5" draw:layer="layout" svg:width="3.3cm" svg:height="0.645cm" svg:x="7.9cm" svg:y="10.8cm">
          <draw:text-box>
            <text:p text:style-name="P9"><text:span text:style-name="T5">words vectors</text:span></text:p>
          </draw:text-box>
        </draw:frame>
        <draw:line draw:style-name="gr4" draw:text-style-name="P1" draw:layer="layout" svg:x1="10.9cm" svg:y1="8.5cm" svg:x2="10.9cm" svg:y2="10.3cm">
          <text:p/>
        </draw:line>
        <draw:frame draw:style-name="gr2" draw:text-style-name="P6" draw:layer="layout" svg:width="2.703cm" svg:height="1.115cm" svg:x="0.897cm" svg:y="17.785cm">
          <draw:text-box>
            <text:p text:style-name="P10"><text:span text:style-name="T1">Multi-label</text:span></text:p>
            <text:p text:style-name="P10"><text:span text:style-name="T1">classification</text:span></text:p>
          </draw:text-box>
        </draw:frame>
        <draw:frame draw:style-name="gr9" draw:text-style-name="P1" draw:layer="layout" svg:width="2.8cm" svg:height="2.962cm" svg:x="1.8cm" svg:y="11.038cm">
          <draw:image xlink:href="Pictures/100002010000012C0000012C1E1C967E.png" xlink:type="simple" xlink:show="embed" xlink:actuate="onLoad">
            <text:p/>
          </draw:image>
        </draw:frame>
        <draw:g>
          <svg:title>TexMaths</svg:title>
          <svg:desc>14§display§w^{(j)} = \sum_{t \in \mathcal{T}(w)} \frac{t^{(j)}}{|\mathcal{T}(w)|}§svg§600§FALSE</svg:desc>
          <draw:polygon draw:style-name="gr11" draw:layer="layout" svg:width="4.422cm" svg:height="1.468cm" svg:x="14.5cm" svg:y="6.331cm" svg:viewBox="0 0 4423 1469" draw:points="2211,1469 0,1469 0,0 4423,0 4423,1469">
            <text:p/>
          </draw:polygon>
          <draw:path draw:style-name="gr12" draw:layer="layout" svg:width="0.327cm" svg:height="0.223cm" svg:x="14.514cm" svg:y="6.883cm" svg:viewBox="0 0 328 224" svg:d="M214 50c3-9 7-28 7-32 0-8-7-12-14-12-5 0-15 4-18 14-1 2-25 98-28 110-4 16-4 24-4 32 0 6 0 7 0 10-11 25-27 41-46 41-40 0-40-37-40-45 0-15 3-35 27-95 4-16 8-23 8-32 0-23-16-41-40-41-48 0-66 71-66 76s6 5 6 5c5 0 5-1 8-8 13-46 32-62 50-62 5 0 12 0 12 16 0 12-6 26-9 35-22 58-28 81-28 100 0 45 34 62 70 62 9 0 32 0 52-35 13 32 48 35 62 35 37 0 58-31 71-60 17-39 34-105 34-129 0-28-14-35-23-35-12 0-25 13-25 24 0 7 4 10 8 14 6 4 17 18 17 42 0 17-14 64-26 89-13 27-30 44-55 44-22 0-36-14-36-42 0-14 4-30 5-37z">
            <text:p/>
          </draw:path>
          <draw:path draw:style-name="gr12" draw:layer="layout" svg:width="0.09cm" svg:height="0.345cm" svg:x="14.905cm" svg:y="6.639cm" svg:viewBox="0 0 91 346" svg:d="M84 0c-67 46-84 119-84 172 0 49 14 125 84 174 3 0 7 0 7-4 0-3-1-3-4-6-46-42-63-101-63-162 0-94 36-140 64-166 2-1 3-2 3-4 0-4-4-4-7-4z">
            <text:p/>
          </draw:path>
          <draw:path draw:style-name="gr12" draw:layer="layout" svg:width="0.152cm" svg:height="0.299cm" svg:x="15.019cm" svg:y="6.67cm" svg:viewBox="0 0 153 300" svg:d="M153 13c0-6-5-13-14-13-10 0-20 10-20 20 0 5 4 12 14 12s20-8 20-19zM78 246c-5 24-23 44-44 44-5 0-9 0-13-2 10-4 13-12 13-18 0-8-7-12-14-12-12 0-20 9-20 21s14 21 35 21c20 0 62-13 71-55l33-123c0-4 1-7 1-13 0-18-17-32-38-32-38 0-60 48-60 53 0 4 4 4 6 4 4 0 4-1 7-7 8-19 26-40 47-40 9 0 11 5 11 17 0 4-1 8-1 9z">
            <text:p/>
          </draw:path>
          <draw:path draw:style-name="gr12" draw:layer="layout" svg:width="0.09cm" svg:height="0.345cm" svg:x="15.227cm" svg:y="6.639cm" svg:viewBox="0 0 91 346" svg:d="M7 0c-3 0-7 0-7 4 0 2 1 3 3 6 31 26 64 74 64 162 0 73-24 128-61 161-6 6-6 7-6 9 0 1 1 4 4 4 4 0 38-24 60-66 16-29 27-67 27-106 0-49-15-125-84-174z">
            <text:p/>
          </draw:path>
          <draw:path draw:style-name="gr12" draw:layer="layout" svg:width="0.328cm" svg:height="0.115cm" svg:x="15.544cm" svg:y="6.921cm" svg:viewBox="0 0 329 116" svg:d="M312 20c7 0 17 0 17-10s-10-10-17-10h-295c-7 0-17 0-17 10s10 10 17 10zM312 116c7 0 17 0 17-10 0-9-10-9-17-9h-295c-7 0-17 0-17 9 0 10 10 10 17 10z">
            <text:p/>
          </draw:path>
          <draw:path draw:style-name="gr12" draw:layer="layout" svg:width="0.656cm" svg:height="0.689cm" svg:x="16.373cm" svg:y="6.633cm" svg:viewBox="0 0 657 690" svg:d="M596 690l61-158h-13c-20 52-71 86-129 100-10 2-59 15-152 15h-299l252-294c3-4 5-6 5-7 0-2 0-3-5-9l-229-313h270c67 0 112 7 116 8 27 3 69 11 108 37 13 8 46 29 63 70h13l-61-139h-582c-11 0-13 0-14 3 0 3 0 11 0 17l260 357-254 299c-6 6-6 9-6 9 0 5 6 5 14 5z">
            <text:p/>
          </draw:path>
          <draw:path draw:style-name="gr12" draw:layer="layout" svg:width="0.117cm" svg:height="0.219cm" svg:x="16.051cm" svg:y="7.496cm" svg:viewBox="0 0 118 220" svg:d="M71 80h35c7 0 12 0 12-7 0-6-5-6-10-6h-34l13-52c0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12" draw:layer="layout" svg:width="0.191cm" svg:height="0.226cm" svg:x="16.222cm" svg:y="7.513cm" svg:viewBox="0 0 192 227" svg:d="M178 122c5 0 14 0 14-9 0-8-9-8-14-8h-161c5-50 47-88 102-88h59c5 0 14 0 14-9 0-8-9-8-14-8h-60c-65 0-118 50-118 113s53 114 118 114h60c5 0 14 0 14-9 0-8-9-8-14-8h-59c-55 0-97-38-102-88z">
            <text:p/>
          </draw:path>
          <draw:path draw:style-name="gr12" draw:layer="layout" svg:width="0.304cm" svg:height="0.271cm" svg:x="16.469cm" svg:y="7.465cm" svg:viewBox="0 0 305 272" svg:d="M171 35h70c45 0 64-25 64-32 0-3-3-3-4-3s-8 0-24 10l-1 1c-3 0-25 0-37 0h-61c-28 0-58 0-87 0-10 0-36 6-63 25-27 21-28 41-28 44s3 3 4 3c2 0 9-2 18-7 12-7 13-12 14-17 6-24 23-24 35-24h73c-4 3-7 7-8 13l-38 154c-3 8-8 32-22 60-3 5-3 7-3 7 0 3 3 3 4 3 8 0 22-9 28-16 6-5 21-43 28-70z">
            <text:p/>
          </draw:path>
          <draw:path draw:style-name="gr12" draw:layer="layout" svg:width="0.09cm" svg:height="0.345cm" svg:x="16.803cm" svg:y="7.454cm" svg:viewBox="0 0 91 346" svg:d="M84 0c-67 46-84 119-84 172 0 49 14 125 84 174 3 0 7 0 7-4 0-3-1-3-4-6-46-42-63-101-63-162 0-94 36-140 64-166 2-1 3-2 3-4 0-4-4-4-7-4z">
            <text:p/>
          </draw:path>
          <draw:path draw:style-name="gr12" draw:layer="layout" svg:width="0.252cm" svg:height="0.156cm" svg:x="16.933cm" svg:y="7.559cm" svg:viewBox="0 0 253 157" svg:d="M165 43c3-9 7-26 7-28 0-7-5-11-11-11-7 0-13 4-15 10 0 3-5 17-7 27-5 19-5 19-10 39-4 19-4 22-6 32 2 7-1 14-10 24-4 5-11 11-22 11-14 0-31-4-31-32 0-17 9-44 16-60s8-19 8-26c0-16-15-29-34-29-35 0-50 48-50 53 0 4 4 4 6 4 5 0 5-1 7-5 8-28 22-42 36-42 7 0 10 4 10 12 0 9-4 16-6 20-19 52-19 57-19 69 0 40 36 46 56 46 7 0 23 0 39-23 7 16 26 23 47 23 31 0 47-27 54-41 15-29 23-73 23-88 0-27-14-28-16-28-9 0-19 10-19 18 0 6 3 9 6 11 8 7 13 17 13 28 0 5-14 90-59 90-28 0-28-25-28-31 0-10 1-15 7-35z">
            <text:p/>
          </draw:path>
          <draw:path draw:style-name="gr12" draw:layer="layout" svg:width="0.09cm" svg:height="0.345cm" svg:x="17.236cm" svg:y="7.454cm" svg:viewBox="0 0 91 346" svg:d="M7 0c-3 0-7 0-7 4 0 2 1 3 3 6 31 26 64 74 64 162 0 73-24 128-61 161-6 6-6 7-6 9 0 1 1 4 4 4 4 0 38-24 60-66 16-29 27-67 27-106 0-49-15-125-84-174z">
            <text:p/>
          </draw:path>
          <draw:path draw:style-name="gr12" draw:layer="layout" svg:width="0.152cm" svg:height="0.314cm" svg:x="17.879cm" svg:y="6.46cm" svg:viewBox="0 0 153 315" svg:d="M91 112h46c10 0 16 0 16-10 0-5-6-5-14-5h-44c18-70 20-80 20-83 0-8-6-14-14-14-2 0-16 0-20 18l-19 79h-47c-9 0-15 0-15 9 0 6 4 6 14 6h43c-35 140-37 148-37 157 0 26 19 46 46 46 50 0 78-73 78-76 0-5-4-5-5-5-5 0-6 1-7 7-23 52-48 63-65 63-11 0-15-6-15-23 0-12 0-15 3-23z">
            <text:p/>
          </draw:path>
          <draw:path draw:style-name="gr12" draw:layer="layout" svg:width="0.09cm" svg:height="0.345cm" svg:x="18.086cm" svg:y="6.331cm" svg:viewBox="0 0 91 346" svg:d="M84 0c-67 46-84 119-84 172 0 49 14 125 84 174 3 0 7 0 7-4 0-3-1-3-4-6-46-42-63-101-63-162 0-94 36-140 64-166 2-1 3-2 3-4 0-4-4-4-7-4z">
            <text:p/>
          </draw:path>
          <draw:path draw:style-name="gr12" draw:layer="layout" svg:width="0.152cm" svg:height="0.299cm" svg:x="18.199cm" svg:y="6.36cm" svg:viewBox="0 0 153 300" svg:d="M153 13c0-6-5-13-14-13-10 0-20 10-20 20 0 5 4 12 14 12s20-8 20-19zM78 246c-5 24-23 44-44 44-5 0-9 0-13-2 10-4 13-12 13-18 0-8-7-12-14-12-12 0-20 9-20 21s14 21 35 21c20 0 62-13 71-55l33-123c0-4 1-7 1-13 0-18-17-32-38-32-38 0-60 48-60 53 0 4 4 4 6 4 4 0 4-1 7-7 8-19 26-40 47-40 9 0 11 5 11 17 0 4-1 8-1 9z">
            <text:p/>
          </draw:path>
          <draw:path draw:style-name="gr12" draw:layer="layout" svg:width="0.09cm" svg:height="0.345cm" svg:x="18.406cm" svg:y="6.331cm" svg:viewBox="0 0 91 346" svg:d="M7 0c-3 0-7 0-7 4 0 2 1 3 3 6 31 26 64 74 64 162 0 73-24 128-61 161-6 6-6 7-6 9 0 1 1 4 4 4 4 0 38-24 60-66 16-29 27-67 27-106 0-49-15-125-84-174z">
            <text:p/>
          </draw:path>
          <draw:polygon draw:style-name="gr12" draw:layer="layout" svg:width="1.415cm" svg:height="0.02cm" svg:x="17.506cm" svg:y="6.968cm" svg:viewBox="0 0 1416 21" draw:points="708,21 0,21 0,0 1416,0 1416,21">
            <text:p/>
          </draw:polygon>
          <draw:path draw:style-name="gr12" draw:layer="layout" svg:width="0.02cm" svg:height="0.492cm" svg:x="17.565cm" svg:y="7.069cm" svg:viewBox="0 0 21 493" svg:d="M21 18c0-10 0-18-10-18-11 0-11 8-11 18v458c0 9 0 17 11 17 10 0 10-8 10-17z">
            <text:p/>
          </draw:path>
          <draw:path draw:style-name="gr12" draw:layer="layout" svg:width="0.394cm" svg:height="0.387cm" svg:x="17.66cm" svg:y="7.086cm" svg:viewBox="0 0 395 388" svg:d="M223 48h82c66 0 90-38 90-45 0-2-2-3-4-3-6 0-19 6-31 14-4 3-4 3-14 3h-216c-61 0-130 53-130 94 0 2 0 5 4 5 11 0 44-17 44-28 1-8 1-18 11-31 5-5 10-9 31-9h98c-9 5-10 12-12 18l-56 222c-5 26-16 56-30 89-3 5-3 7-3 7 0 4 1 4 4 4 10 0 35-14 42-24 3-6 25-56 35-97z">
            <text:p/>
          </draw:path>
          <draw:path draw:style-name="gr12" draw:layer="layout" svg:width="0.115cm" svg:height="0.492cm" svg:x="18.086cm" svg:y="7.069cm" svg:viewBox="0 0 116 493" svg:d="M116 489c0-2 0-3-10-11-61-62-77-156-77-232 0-85 19-170 80-232 7-7 7-7 7-8 0-5-3-6-5-6-6 0-51 34-80 97-25 54-31 109-31 149s6 98 32 155c31 61 73 92 79 92 2 0 5-1 5-4z">
            <text:p/>
          </draw:path>
          <draw:path draw:style-name="gr12" draw:layer="layout" svg:width="0.327cm" svg:height="0.223cm" svg:x="18.243cm" svg:y="7.222cm" svg:viewBox="0 0 328 224" svg:d="M214 50c3-9 7-28 7-32 0-8-7-12-14-12-5 0-15 4-18 14-1 2-25 98-28 110-4 16-4 24-4 32 0 6 0 7 0 10-11 25-27 41-46 41-40 0-40-37-40-45 0-15 3-35 27-95 4-16 8-23 8-32 0-23-16-41-40-41-48 0-66 71-66 76s6 5 6 5c5 0 5-1 8-8 13-46 32-62 50-62 5 0 12 0 12 16 0 12-6 26-9 35-22 58-28 81-28 100 0 45 34 62 70 62 9 0 32 0 52-35 13 32 48 35 62 35 37 0 58-31 71-60 17-39 34-105 34-129 0-28-14-35-23-35-12 0-25 13-25 24 0 7 4 10 8 14 6 4 17 18 17 42 0 17-14 64-26 89-13 27-30 44-55 44-22 0-36-14-36-42 0-14 4-30 5-37z">
            <text:p/>
          </draw:path>
          <draw:path draw:style-name="gr12" draw:layer="layout" svg:width="0.115cm" svg:height="0.492cm" svg:x="18.622cm" svg:y="7.069cm" svg:viewBox="0 0 116 493" svg:d="M116 246c0-37-5-98-33-154-30-60-73-92-77-92-5 0-6 1-6 6 0 1 0 1 10 11 49 49 77 127 77 229 0 86-18 173-80 234-7 6-7 7-7 9 0 3 1 4 6 4 4 0 49-34 78-95 25-55 32-110 32-152z">
            <text:p/>
          </draw:path>
          <draw:path draw:style-name="gr12" draw:layer="layout" svg:width="0.02cm" svg:height="0.492cm" svg:x="18.843cm" svg:y="7.069cm" svg:viewBox="0 0 21 493" svg:d="M21 18c0-10 0-18-10-18-11 0-11 8-11 18v458c0 9 0 17 11 17 10 0 10-8 10-17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4:33:07.438006000</meta:creation-date>
    <dc:date>2015-11-12T11:35:45.022512000</dc:date>
    <meta:editing-duration>P8DT22H47M46S</meta:editing-duration>
    <meta:editing-cycles>39</meta:editing-cycles>
    <meta:generator>LibreOffice/4.2.1.1$MacOSX_X86_64 LibreOffice_project/d7dbbd7842e6a58b0f521599204e827654e1fb8b</meta:generator>
    <meta:document-statistic meta:object-count="68"/>
  </office:meta>
</office:document-meta>
</file>